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walmart android phones 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wallmount enclosures 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with shell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protel batteries 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 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refurb payphones </text:p>
          </table:table-cell>
          <table:table-cell office:value-type="float" office:value="661.55" calcext:value-type="float">
            <text:p>661.55</text:p>
          </table:table-cell>
          <table:table-cell/>
          <table:table-cell office:value-type="string" calcext:value-type="string">
            <text:p>XXX possible refund in progress</text:p>
          </table:table-cell>
        </table:table-row>
        <table:table-row table:style-name="ro1">
          <table:table-cell office:value-type="string" calcext:value-type="string">
            <text:p>payphone board </text:p>
          </table:table-cell>
          <table:table-cell office:value-type="float" office:value="49.95" calcext:value-type="float">
            <text:p>4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3 handsets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cotel keypad/hookswitch </text:p>
          </table:table-cell>
          <table:table-cell office:value-type="float" office:value="19.95" calcext:value-type="float">
            <text:p>1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unlocked BasicTalk ATAs 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payphone locks 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ayphone misc payphone parts and hardware 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small pedestals and enclosures 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payphones 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 x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1.95" calcext:value-type="float">
            <text:p>31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al, <text:s/>telecommunications hardware, suppl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Sign materials 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ing hardware, tools</text:p>
          </table:table-cell>
          <table:table-cell office:value-type="float" office:value="181.45" calcext:value-type="float">
            <text:p>181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 enclosure 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</text:p>
          </table:table-cell>
          <table:table-cell office:value-type="float" office:value="53.7" calcext:value-type="float">
            <text:p>5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table:number-columns-repeated="2"/>
          <table:table-cell table:formula="of:=SUM([.B2:.B38])" office:value-type="float" office:value="3426.64" calcext:value-type="float">
            <text:p>3426.64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" calcext:value-type="float">
            <text:p>1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6" calcext:value-type="float">
            <text:p>11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1:.B62])" office:value-type="float" office:value="587.78" calcext:value-type="float">
            <text:p>587.78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l 1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 Jun 1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5:.B79])" office:value-type="float" office:value="977.9" calcext:value-type="float">
            <text:p>977.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tima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 on precipice grant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nov-dec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sep-dec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sep-dec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2:.B86])" office:value-type="float" office:value="2120" calcext:value-type="float">
            <text:p>212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88])" office:value-type="float" office:value="7112.32" calcext:value-type="float">
            <text:p>7112.32</text:p>
          </table:table-cell>
          <table:table-cell table:formula="of:=SUM([.C1:.C88])" office:value-type="float" office:value="7112.32" calcext:value-type="float">
            <text:p>7112.3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oi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93:.B99])" office:value-type="float" office:value="-7342.77" calcext:value-type="float">
            <text:p>-7342.7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90];[.B100])" office:value-type="float" office:value="-230.450000000001" calcext:value-type="float">
            <text:p>-230.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7:14:09.896898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7:16:14.037603082</dc:date>
    <meta:editing-duration>PT1H54M29S</meta:editing-duration>
    <meta:editing-cycles>10</meta:editing-cycles>
    <meta:generator>LibreOffice/5.1.4.2$Linux_X86_64 LibreOffice_project/10m0$Build-2</meta:generator>
    <meta:document-statistic meta:table-count="1" meta:cell-count="185" meta:object-count="0"/>
  </office:meta>
</office:document-meta>
</file>